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0.24pt"/>
    </style:style>
    <style:style style:name="co16" style:family="table-column">
      <style:table-column-properties fo:break-before="auto" style:column-width="130.56pt"/>
    </style:style>
    <style:style style:name="co17" style:family="table-column">
      <style:table-column-properties fo:break-before="auto" style:column-width="107.26pt"/>
    </style:style>
    <style:style style:name="co18" style:family="table-column">
      <style:table-column-properties fo:break-before="auto" style:column-width="14pt"/>
    </style:style>
    <style:style style:name="co19" style:family="table-column">
      <style:table-column-properties fo:break-before="auto" style:column-width="42.29pt"/>
    </style:style>
    <style:style style:name="co20" style:family="table-column">
      <style:table-column-properties fo:break-before="auto" style:column-width="95.64pt"/>
    </style:style>
    <style:style style:name="co21" style:family="table-column">
      <style:table-column-properties fo:break-before="auto" style:column-width="70.89pt"/>
    </style:style>
    <style:style style:name="co22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1]" office:value-type="currency" office:currency="USD" office:value="5.36" calcext:value-type="currency">
            <text:p>$5.36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5.36" calcext:value-type="currency">
            <text:p>$5.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10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11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3]" office:value-type="currency" office:currency="USD" office:value="6.3195" calcext:value-type="currency">
            <text:p>$6.32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3195" calcext:value-type="currency">
            <text:p>$6.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27.6863" calcext:value-type="currency">
            <text:p>$127.69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1.0224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[.G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float" office:value="8" calcext:value-type="float">
            <text:p>8</text:p>
          </table:table-cell>
          <table:table-cell table:formula="of:=[.G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.075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 Box" table:style-name="ta1"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7]*[.H7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8]*[.H8]" office:value-type="currency" office:currency="USD" office:value="0.16" calcext:value-type="currency">
            <text:p>$0.16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2]*[.H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6]*[.H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float" office:value="5" calcext:value-type="float">
            <text:p>5</text:p>
          </table:table-cell>
          <table:table-cell table:formula="of:=[.G17]*[.H17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7])" office:value-type="currency" office:currency="USD" office:value="6.3195" calcext:value-type="currency">
            <text:p>$6.32</text:p>
          </table:table-cell>
          <table:table-cell table:number-columns-repeated="2"/>
        </table:table-row>
      </table:table>
      <table:table table:name="HAT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21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8" calcext:value-type="float">
            <text:p>8</text:p>
          </table:table-cell>
          <table:table-cell table:formula="of:=[.G5]*[.H5]" office:value-type="currency" office:currency="USD" office:value="0.64" calcext:value-type="currency">
            <text:p>$0.64</text:p>
          </table:table-cell>
          <table:table-cell table:style-name="ce3"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2" calcext:value-type="float">
            <text:p>12</text:p>
          </table:table-cell>
          <table:table-cell table:formula="of:=[.G6]*[.H6]" office:value-type="currency" office:currency="USD" office:value="1.2" calcext:value-type="currency">
            <text:p>$1.2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Zener D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12" calcext:value-type="float">
            <text:p>12</text:p>
          </table:table-cell>
          <table:table-cell table:formula="of:=[.G7]*[.H7]" office:value-type="currency" office:currency="USD" office:value="0.96" calcext:value-type="currency">
            <text:p>$0.96</text:p>
          </table:table-cell>
          <table:table-cell table:style-name="ce3"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5.36" calcext:value-type="currency">
            <text:p>$5.36</text:p>
          </table:table-cell>
          <table:table-cell table:number-columns-repeated="2"/>
        </table:table-row>
      </table:table>
      <table:table table:name="Printed Part Costs" table:style-name="ta1">
        <table:table-column table:style-name="co22" table:default-cell-style-name="Default"/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4]/1000*[.$B$1]" office:value-type="currency" office:currency="USD" office:value="0.0279" calcext:value-type="currency">
            <text:p>$0.03</text:p>
          </table:table-cell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5]/1000*[.$B$1]"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6]/1000*[.$B$1]" office:value-type="currency" office:currency="USD" office:value="1.0224" calcext:value-type="currency">
            <text:p>$1.02</text:p>
          </table:table-cell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20:08:35.936342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21T20:24:38.898078677</dc:date>
    <meta:editing-duration>P1DT7H30M28S</meta:editing-duration>
    <meta:editing-cycles>61</meta:editing-cycles>
    <meta:generator>LibreOffice/6.0.3.2$Linux_X86_64 LibreOffice_project/00m0$Build-2</meta:generator>
    <meta:document-statistic meta:table-count="5" meta:cell-count="500" meta:object-count="0"/>
  </office:meta>
</office:document-meta>
</file>